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80DE6DE08015A7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555744715827081372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225738758649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6800847378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6300408674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7128801763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6399391717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6522866432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227647248743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227430403830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0DE6DE08015A709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0:42:25.58386935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48S</meta:editing-duration>
    <meta:editing-cycles>5</meta:editing-cycles>
    <meta:generator>LibreOffice/5.0.6.2$Linux_X86_64 LibreOffice_project/00$Build-2</meta:generator>
    <meta:initial-creator>Jonas Williamson</meta:initial-creator>
    <dc:date>2016-08-29T20:42:25.556777838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